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6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Tamanh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Tempo Azure Speech</text:p>
          </table:table-cell>
          <table:table-cell table:style-name="ce1" office:value-type="string" calcext:value-type="string">
            <text:p>Tempo Whisper Open AI</text:p>
          </table:table-cell>
        </table:table-row>
        <table:table-row table:style-name="ro2">
          <table:table-cell office:value-type="string" calcext:value-type="string">
            <text:p>Abandono.mp4</text:p>
          </table:table-cell>
          <table:table-cell office:value-type="string" calcext:value-type="string">
            <text:p>98MB</text:p>
          </table:table-cell>
          <table:table-cell office:value-type="time" office:time-value="PT00H04M55S" calcext:value-type="time">
            <text:p>00:04:55</text:p>
          </table:table-cell>
          <table:table-cell office:value-type="time" office:time-value="PT00H03M47S" calcext:value-type="time">
            <text:p>00:03:47</text:p>
          </table:table-cell>
          <table:table-cell office:value-type="string" calcext:value-type="string">
            <text:p>falha</text:p>
          </table:table-cell>
        </table:table-row>
        <table:table-row table:style-name="ro2">
          <table:table-cell office:value-type="string" calcext:value-type="string">
            <text:p>Acompanhamento Execução.mp4</text:p>
          </table:table-cell>
          <table:table-cell office:value-type="string" calcext:value-type="string">
            <text:p>205MB</text:p>
          </table:table-cell>
          <table:table-cell office:value-type="time" office:time-value="PT00H26M14S" calcext:value-type="time">
            <text:p>00:26:14</text:p>
          </table:table-cell>
          <table:table-cell office:value-type="time" office:time-value="PT00H15M40S" calcext:value-type="time">
            <text:p>00:15:40</text:p>
          </table:table-cell>
          <table:table-cell office:value-type="time" office:time-value="PT00H06M00S" calcext:value-type="time">
            <text:p>00:06:00</text:p>
          </table:table-cell>
        </table:table-row>
        <table:table-row table:style-name="ro2">
          <table:table-cell office:value-type="string" calcext:value-type="string">
            <text:p>Podcast1.mp4</text:p>
          </table:table-cell>
          <table:table-cell office:value-type="string" calcext:value-type="string">
            <text:p>94MB</text:p>
          </table:table-cell>
          <table:table-cell office:value-type="time" office:time-value="PT00H32M26S" calcext:value-type="time">
            <text:p>00:32:26</text:p>
          </table:table-cell>
          <table:table-cell office:value-type="time" office:time-value="PT00H20M21S" calcext:value-type="time">
            <text:p>00:20:21</text:p>
          </table:table-cell>
          <table:table-cell office:value-type="time" office:time-value="PT00H06M00S" calcext:value-type="time">
            <text:p>00:06:00</text:p>
          </table:table-cell>
        </table:table-row>
        <table:table-row table:style-name="ro2">
          <table:table-cell office:value-type="string" calcext:value-type="string">
            <text:p>Podcast2.mp4</text:p>
          </table:table-cell>
          <table:table-cell office:value-type="string" calcext:value-type="string">
            <text:p>196MB</text:p>
          </table:table-cell>
          <table:table-cell office:value-type="time" office:time-value="PT00H55M11S" calcext:value-type="time">
            <text:p>00:55:11</text:p>
          </table:table-cell>
          <table:table-cell office:value-type="time" office:time-value="PT00H32M36S" calcext:value-type="time">
            <text:p>00:32:36</text:p>
          </table:table-cell>
          <table:table-cell office:value-type="string" calcext:value-type="string">
            <text:p>falha</text:p>
          </table:table-cell>
        </table:table-row>
        <table:table-row table:style-name="ro2">
          <table:table-cell office:value-type="string" calcext:value-type="string">
            <text:p>Reunião do CGTI.mp4</text:p>
          </table:table-cell>
          <table:table-cell office:value-type="string" calcext:value-type="string">
            <text:p>52MB</text:p>
          </table:table-cell>
          <table:table-cell office:value-type="time" office:time-value="PT06H32M00S" calcext:value-type="time">
            <text:p>06:32:00</text:p>
          </table:table-cell>
          <table:table-cell office:value-type="time" office:time-value="PT00H04M34S" calcext:value-type="time">
            <text:p>00:04:34</text:p>
          </table:table-cell>
          <table:table-cell office:value-type="time" office:time-value="PT00H02M30S" calcext:value-type="time">
            <text:p>00:02:30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* Duracao da transcrição Azure em média 1/3 do tempo total</text:p>
          </table:table-cell>
          <table:covered-table-cell table:number-columns-repeated="4" table:style-name="ce4"/>
        </table:table-row>
        <table:table-row table:style-name="ro2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14:41:47.203488600</meta:creation-date>
    <dc:date>2025-05-09T10:45:11.171331200</dc:date>
    <meta:editing-duration>PT7M39S</meta:editing-duration>
    <meta:editing-cycles>2</meta:editing-cycles>
    <meta:generator>LibreOffice/25.2.2.2$Windows_X86_64 LibreOffice_project/7370d4be9e3cf6031a51beef54ff3bda878e3fac</meta:generator>
    <meta:print-date>2025-05-08T17:31:15.623551300</meta:print-date>
    <meta:printed-by>Arquivos PDF</meta:printed-by>
    <meta:document-statistic meta:table-count="1" meta:cell-count="31" meta:object-count="0"/>
  </office:meta>
</office:document-meta>
</file>